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8cm"/>
    </style:style>
    <style:style style:name="Table1.C" style:family="table-column">
      <style:table-column-properties style:column-width="8.505cm"/>
    </style:style>
    <style:style style:name="Table1.A1" style:family="table-cell">
      <style:table-cell-properties fo:background-color="#ffff0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fo:background-color="#ffff00" fo:padding="0.097cm" fo:border="0.05pt solid #000080">
        <style:background-image/>
      </style:table-cell-properties>
    </style:style>
    <style:style style:name="Table1.A2" style:family="table-cell">
      <style:table-cell-properties fo:background-color="#ffff99" fo:padding="0.097cm" fo:border-left="0.05pt solid #000080" fo:border-right="none" fo:border-top="none" fo:border-bottom="0.05pt solid #000080">
        <style:background-image/>
      </style:table-cell-properties>
    </style:style>
    <style:style style:name="Table1.C2" style:family="table-cell">
      <style:table-cell-properties fo:background-color="#ffff99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text-properties officeooo:rsid="00057c09" officeooo:paragraph-rsid="00057c09"/>
    </style:style>
    <style:style style:name="P2" style:family="paragraph" style:parent-style-name="Standard">
      <style:text-properties officeooo:rsid="000884d0" officeooo:paragraph-rsid="000884d0"/>
    </style:style>
    <style:style style:name="P3" style:family="paragraph" style:parent-style-name="Standard">
      <style:text-properties officeooo:rsid="0008e46c" officeooo:paragraph-rsid="0008e46c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rsid="00057c09" officeooo:paragraph-rsid="00057c09"/>
    </style:style>
    <style:style style:name="P5" style:family="paragraph" style:parent-style-name="Table_20_Contents">
      <style:text-properties officeooo:rsid="0006c32f" officeooo:paragraph-rsid="0006c32f"/>
    </style:style>
    <style:style style:name="P6" style:family="paragraph" style:parent-style-name="Table_20_Contents">
      <style:text-properties fo:font-weight="bold" officeooo:rsid="0006c32f" officeooo:paragraph-rsid="0006c32f" style:font-weight-asian="bold" style:font-weight-complex="bold"/>
    </style:style>
    <style:style style:name="P7" style:family="paragraph" style:parent-style-name="Table_20_Contents">
      <style:text-properties officeooo:rsid="000884d0" officeooo:paragraph-rsid="000884d0"/>
    </style:style>
    <style:style style:name="P8" style:family="paragraph" style:parent-style-name="Table_20_Contents">
      <style:text-properties officeooo:rsid="000a8cc6" officeooo:paragraph-rsid="000a8cc6"/>
    </style:style>
    <style:style style:name="P9" style:family="paragraph" style:parent-style-name="Standard" style:list-style-name="L1">
      <style:text-properties officeooo:rsid="0008e46c" officeooo:paragraph-rsid="0008e46c"/>
    </style:style>
    <style:style style:name="P10" style:family="paragraph" style:parent-style-name="Standard" style:list-style-name="L2">
      <style:text-properties officeooo:rsid="0006c32f" officeooo:paragraph-rsid="000941ea"/>
    </style:style>
    <style:style style:name="P11" style:family="paragraph" style:parent-style-name="Standard" style:list-style-name="L3">
      <style:text-properties officeooo:rsid="00057c09" officeooo:paragraph-rsid="00057c09"/>
    </style:style>
    <style:style style:name="P12" style:family="paragraph" style:parent-style-name="Standard" style:list-style-name="L4">
      <style:text-properties officeooo:rsid="00057c09" officeooo:paragraph-rsid="00057c09"/>
    </style:style>
    <style:style style:name="P13" style:family="paragraph" style:parent-style-name="Standard">
      <style:text-properties officeooo:rsid="000bff12" officeooo:paragraph-rsid="000bff12"/>
    </style:style>
    <style:style style:name="P14" style:family="paragraph" style:parent-style-name="Standard">
      <style:text-properties officeooo:rsid="000e5d4e" officeooo:paragraph-rsid="000e5d4e"/>
    </style:style>
    <style:style style:name="P15" style:family="paragraph" style:parent-style-name="Standard">
      <style:text-properties officeooo:rsid="000e5d4e" officeooo:paragraph-rsid="000e5ff8"/>
    </style:style>
    <style:style style:name="P16" style:family="paragraph" style:parent-style-name="Standard">
      <style:text-properties officeooo:rsid="000f7cbb" officeooo:paragraph-rsid="000f7cbb"/>
    </style:style>
    <style:style style:name="T1" style:family="text">
      <style:text-properties officeooo:rsid="000cdd58"/>
    </style:style>
    <style:style style:name="T2" style:family="text">
      <style:text-properties officeooo:rsid="000e5f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re Details</text:p>
      <text:list xml:id="list8172569123988685054" text:style-name="L1">
        <text:list-item>
          <text:p text:style-name="P9">Sprint planning</text:p>
        </text:list-item>
        <text:list-item>
          <text:p text:style-name="P9">Retro</text:p>
        </text:list-item>
      </text:list>
      <text:p text:style-name="P3"/>
      <text:p text:style-name="P3"/>
      <text:p text:style-name="P3"/>
      <text:p text:style-name="P1">Team Size<text:tab/><text:tab/><text:tab/>8 – 10 [7 – 9 + Scrum Master]</text:p>
      <text:p text:style-name="P1">Daily Scrum meeting<text:tab/><text:tab/>15 mins. [max]</text:p>
      <text:p text:style-name="P1">Roles<text:tab/><text:tab/><text:tab/><text:tab/>Product Owner/Manager, Team, Scrum Master</text:p>
      <text:p text:style-name="P1">Arificacts<text:tab/><text:tab/><text:tab/>Maintainers</text:p>
      <text:p text:style-name="P2">Sprint Retro Meeintg<text:tab/><text:tab/>@1.5 hrs [practical as per someone]</text:p>
      <text:p text:style-name="P3">Sprint period<text:tab/><text:tab/><text:tab/>1 – 4 weeks</text:p>
      <text:p text:style-name="P3">Sprint Output<text:tab/><text:tab/><text:tab/>Potentially shipable product</text:p>
      <text:p text:style-name="P13">Sprint Retro and Review could be<text:tab/> clubbed together. Someone practices @2 hrs for <text:span text:style-name="T1">combined</text:span></text:p>
      <text:p text:style-name="P14">Task<text:tab/><text:tab/><text:tab/><text:tab/>3 hrs – 3 days</text:p>
      <text:p text:style-name="P15"><text:tab/><text:tab/><text:tab/><text:tab/><text:span text:style-name="T2">should not be in waiting state. It should be small enough to be </text:span></text:p>
      <text:p text:style-name="P15"><text:span text:style-name="T2"><text:tab/><text:tab/><text:tab/><text:tab/>completed without any dependencies</text:span></text:p>
      <text:p text:style-name="P16">EPIC<text:tab/><text:tab/><text:tab/><text:tab/>feature/tag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Sr. No.</text:p>
          </table:table-cell>
          <table:table-cell table:style-name="Table1.A1" office:value-type="string">
            <text:p text:style-name="P6">Artifacts</text:p>
          </table:table-cell>
          <table:table-cell table:style-name="Table1.C1" office:value-type="string">
            <text:p text:style-name="P6">Maintainers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Product Backlog</text:p>
          </table:table-cell>
          <table:table-cell table:style-name="Table1.C2" office:value-type="string">
            <text:p text:style-name="P5">PM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Sprint Backlog</text:p>
          </table:table-cell>
          <table:table-cell table:style-name="Table1.C2" office:value-type="string">
            <text:p text:style-name="P5">Team (?)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Sprint Review</text:p>
          </table:table-cell>
          <table:table-cell table:style-name="Table1.C2" office:value-type="string">
            <text:p text:style-name="P8">Team, PM, SM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Sprint Retrospective meeting</text:p>
          </table:table-cell>
          <table:table-cell table:style-name="Table1.C2" office:value-type="string">
            <text:p text:style-name="P5">Team, Scrum Master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Charts -</text:p>
            <text:p text:style-name="P7">Burndown</text:p>
            <text:p text:style-name="P7">BurnUp</text:p>
            <text:p text:style-name="P7">Velocity</text:p>
            <text:p text:style-name="P7">Cummulative Flow diagram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4"/>
      <text:h text:style-name="Heading_20_1" text:outline-level="1">Sprint Retro meeting -</text:h>
      <text:list xml:id="list3724485569222056012" text:style-name="L2">
        <text:list-item>
          <text:p text:style-name="P10">Everyone in the answers 3 questions </text:p>
          <text:list>
            <text:list-item>
              <text:p text:style-name="P10">What we did right and should continue doing?</text:p>
            </text:list-item>
            <text:list-item>
              <text:p text:style-name="P10">Hat is we are doing wrong and top doing?</text:p>
            </text:list-item>
            <text:list-item>
              <text:p text:style-name="P10">What is we are not doing atall and should start doing?</text:p>
            </text:list-item>
          </text:list>
        </text:list-item>
        <text:list-item>
          <text:p text:style-name="P10">SM should make clear notes of not only the meeting but also list down clear Action Items with Owner. And then followup on those action items.</text:p>
        </text:list-item>
      </text:list>
      <text:p text:style-name="P2"/>
      <text:p text:style-name="P1"/>
      <text:p text:style-name="P1"/>
      <text:p text:style-name="Standard"/>
      <text:p text:style-name="P1">Scrum Master</text:p>
      <text:p text:style-name="P1">Responsibilities -</text:p>
      <text:list xml:id="list4078335329822604358" text:style-name="L3">
        <text:list-item>
          <text:p text:style-name="P11">Is a facilitator to the execution team</text:p>
        </text:list-item>
        <text:list-item>
          <text:p text:style-name="P11">Conduct meaningful scrum daily standup meetings</text:p>
        </text:list-item>
        <text:list-item>
          <text:p text:style-name="P11"><text:soft-page-break/>Post standup meetings, facilitates team to resolve blockages either directly or by getting together relevant people</text:p>
        </text:list-item>
      </text:list>
      <text:p text:style-name="P1"/>
      <text:p text:style-name="P1"/>
      <text:p text:style-name="P1">Ceremonies</text:p>
      <text:list xml:id="list4488723744784784955" text:style-name="L4">
        <text:list-item>
          <text:p text:style-name="P12">Sprint planning meeting<text:tab/><text:tab/>- Team/Team member</text:p>
        </text:list-item>
        <text:list-item>
          <text:p text:style-name="P12">Sprint review meeting</text:p>
        </text:list-item>
        <text:list-item>
          <text:p text:style-name="P12"/>
        </text:list-item>
      </text:list>
      <text:list xml:id="list230955487271813" text:continue-list="list4078335329822604358" text:style-name="L3"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1:56:58.740616774</meta:creation-date>
    <dc:date>2017-08-21T23:09:55.209538502</dc:date>
    <meta:editing-duration>P1DT1H52M6S</meta:editing-duration>
    <meta:editing-cycles>4</meta:editing-cycles>
    <meta:generator>LibreOffice/4.2.8.2$Linux_x86 LibreOffice_project/420m0$Build-2</meta:generator>
    <meta:document-statistic meta:table-count="1" meta:image-count="0" meta:object-count="0" meta:page-count="2" meta:paragraph-count="52" meta:word-count="241" meta:character-count="1412" meta:non-whitespace-character-count="1200"/>
  </office:meta>
</office:document-meta>
</file>